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officeooo:paragraph-rsid="004060d9"/>
    </style:style>
    <style:style style:name="P2" style:family="paragraph" style:parent-style-name="Thesis_5f_body">
      <style:text-properties style:font-name="Times New Roman4" fo:font-size="12pt" fo:language="ru" fo:country="RU" officeooo:paragraph-rsid="004060d9" style:font-size-asian="12pt" style:font-name-complex="Times New Roman4" style:font-size-complex="12pt"/>
    </style:style>
    <style:style style:name="P3" style:family="paragraph" style:parent-style-name="Thesis_5f_body">
      <style:text-properties officeooo:paragraph-rsid="004060d9" fo:background-color="#ffff00"/>
    </style:style>
    <style:style style:name="P4" style:family="paragraph" style:parent-style-name="Thesis_5f_body">
      <style:paragraph-properties fo:margin-left="0cm" fo:margin-right="0cm" fo:text-indent="0cm" style:auto-text-indent="false"/>
      <style:text-properties style:font-name="Times New Roman4" fo:font-size="12pt" fo:language="ru" fo:country="RU" officeooo:rsid="00244c19" officeooo:paragraph-rsid="004060d9" style:font-size-asian="12pt" style:font-name-complex="Times New Roman5" style:font-size-complex="12pt"/>
    </style:style>
    <style:style style:name="P5" style:family="paragraph" style:parent-style-name="Thesis_5f_body" style:list-style-name="L1">
      <style:text-properties officeooo:paragraph-rsid="004060d9"/>
    </style:style>
    <style:style style:name="P6" style:family="paragraph" style:parent-style-name="Thesis_5f_Heading1" style:list-style-name="Thesis_5f_numbering" style:master-page-name="Thesis_5f_bodyPage">
      <style:paragraph-properties style:page-number="auto"/>
      <style:text-properties officeooo:paragraph-rsid="004060d9"/>
    </style:style>
    <style:style style:name="T1" style:family="text">
      <style:text-properties style:font-name="Times New Roman4" fo:font-size="12pt" fo:language="ru" fo:country="RU" fo:background-color="#ffff00" loext:char-shading-value="0" style:font-size-asian="12pt" style:font-name-complex="Times New Roman5" style:font-size-complex="12pt"/>
    </style:style>
    <style:style style:name="T2" style:family="text">
      <style:text-properties style:font-name="Times New Roman4" fo:font-size="12pt" fo:language="ru" fo:country="RU" officeooo:rsid="0032b21e" fo:background-color="#ffff00" loext:char-shading-value="0" style:font-size-asian="12pt" style:font-name-complex="Times New Roman5" style:font-size-complex="12pt"/>
    </style:style>
    <style:style style:name="T3" style:family="text">
      <style:text-properties style:font-name="Times New Roman4" fo:font-size="12pt" fo:language="ru" fo:country="RU" style:font-size-asian="12pt" style:font-name-complex="Times New Roman5" style:font-size-complex="12pt"/>
    </style:style>
    <style:style style:name="T4" style:family="text">
      <style:text-properties style:font-name="Times New Roman4" fo:font-size="12pt" fo:language="ru" fo:country="RU" officeooo:rsid="003073ba" style:font-size-asian="12pt" style:font-name-complex="Times New Roman5" style:font-size-complex="12pt"/>
    </style:style>
    <style:style style:name="T5" style:family="text">
      <style:text-properties style:font-name="Times New Roman4" fo:font-size="12pt" fo:language="ru" fo:country="RU" officeooo:rsid="0030d26e" style:font-size-asian="12pt" style:font-name-complex="Times New Roman5" style:font-size-complex="12pt"/>
    </style:style>
    <style:style style:name="T6" style:family="text">
      <style:text-properties style:font-name="Times New Roman4" fo:font-size="12pt" fo:language="ru" fo:country="RU" officeooo:rsid="0022e0c1" style:font-size-asian="12pt" style:font-name-complex="Times New Roman5" style:font-size-complex="12pt"/>
    </style:style>
    <style:style style:name="T7" style:family="text">
      <style:text-properties style:font-name="Times New Roman4" fo:font-size="12pt" fo:language="ru" fo:country="RU" officeooo:rsid="00230284" style:font-size-asian="12pt" style:font-name-complex="Times New Roman5" style:font-size-complex="12pt"/>
    </style:style>
    <style:style style:name="T8" style:family="text">
      <style:text-properties style:font-name="Times New Roman4" fo:font-size="12pt" fo:language="ru" fo:country="RU" officeooo:rsid="00316c7b" style:font-size-asian="12pt" style:font-name-complex="Times New Roman5" style:font-size-complex="12pt"/>
    </style:style>
    <style:style style:name="T9" style:family="text">
      <style:text-properties style:font-name="Times New Roman4" fo:font-size="12pt" fo:language="ru" fo:country="RU" officeooo:rsid="00232fbb" style:font-size-asian="12pt" style:font-name-complex="Times New Roman5" style:font-size-complex="12pt"/>
    </style:style>
    <style:style style:name="T10" style:family="text">
      <style:text-properties style:font-name="Times New Roman4" fo:font-size="12pt" fo:language="ru" fo:country="RU" officeooo:rsid="0027c605" style:font-size-asian="12pt" style:font-name-complex="Times New Roman5" style:font-size-complex="12pt"/>
    </style:style>
    <style:style style:name="T11" style:family="text">
      <style:text-properties style:font-name="Times New Roman4" fo:font-size="12pt" fo:language="ru" fo:country="RU" officeooo:rsid="00244c19" style:font-size-asian="12pt" style:font-name-complex="Times New Roman5" style:font-size-complex="12pt"/>
    </style:style>
    <style:style style:name="T12" style:family="text">
      <style:text-properties style:font-name="Times New Roman4" fo:font-size="12pt" fo:language="ru" fo:country="RU" officeooo:rsid="0025b546" style:font-size-asian="12pt" style:font-name-complex="Times New Roman5" style:font-size-complex="12pt"/>
    </style:style>
    <style:style style:name="T13" style:family="text">
      <style:text-properties style:font-name="Times New Roman4" fo:font-size="12pt" fo:language="ru" fo:country="RU" officeooo:rsid="002745e9" style:font-size-asian="12pt" style:font-name-complex="Times New Roman5" style:font-size-complex="12pt"/>
    </style:style>
    <style:style style:name="T14" style:family="text">
      <style:text-properties style:font-name="Times New Roman4" fo:font-size="12pt" fo:language="ru" fo:country="RU" officeooo:rsid="002a1216" style:font-size-asian="12pt" style:font-name-complex="Times New Roman5" style:font-size-complex="12pt"/>
    </style:style>
    <style:style style:name="T15" style:family="text">
      <style:text-properties style:font-name="Times New Roman4" fo:font-size="12pt" fo:language="ru" fo:country="RU" officeooo:rsid="002a2023" style:font-size-asian="12pt" style:font-name-complex="Times New Roman5" style:font-size-complex="12pt"/>
    </style:style>
    <style:style style:name="T16" style:family="text">
      <style:text-properties style:font-name="Times New Roman4" fo:font-size="12pt" fo:language="ru" fo:country="RU" style:font-size-asian="12pt" style:font-name-complex="Times New Roman4" style:font-size-complex="12pt"/>
    </style:style>
    <style:style style:name="T17" style:family="text">
      <style:text-properties style:font-name="Times New Roman4" fo:font-size="12pt" fo:language="ru" fo:country="RU" fo:background-color="#ffffff" loext:char-shading-value="0" style:font-size-asian="12pt" style:font-name-complex="Times New Roman5" style:font-size-complex="12pt"/>
    </style:style>
    <style:style style:name="T18" style:family="text">
      <style:text-properties style:font-name="Times New Roman4" fo:font-size="12pt" fo:language="en" fo:country="US" style:font-size-asian="12pt" style:font-name-complex="Times New Roman5" style:font-size-complex="12pt"/>
    </style:style>
    <style:style style:name="T19" style:family="text">
      <style:text-properties style:font-name="Times New Roman4" fo:font-size="12pt" style:font-size-asian="12pt" style:font-name-complex="Times New Roman5" style:font-size-complex="12pt"/>
    </style:style>
    <style:style style:name="T20" style:family="text">
      <style:text-properties style:font-name-complex="Times New Roman4"/>
    </style:style>
    <style:style style:name="T21" style:family="text">
      <style:text-properties officeooo:rsid="003073ba"/>
    </style:style>
    <style:style style:name="T22" style:family="text">
      <style:text-properties officeooo:rsid="00223eda"/>
    </style:style>
    <style:style style:name="T23" style:family="text">
      <style:text-properties fo:color="#008000" style:font-name="Times New Roman4" fo:font-size="12pt" fo:language="ru" fo:country="RU" style:font-size-asian="12pt" style:font-name-complex="Times New Roman5" style:font-size-complex="12pt"/>
    </style:style>
    <style:style style:name="T24" style:family="text">
      <style:text-properties fo:color="#000000" style:font-name="Times New Roman4" fo:font-size="12pt" fo:language="ru" fo:country="RU" style:font-size-asian="12pt" style:font-name-complex="Times New Roman5" style:font-size-complex="12pt"/>
    </style:style>
    <style:style style:name="T25" style:family="text">
      <style:text-properties fo:color="#000000" style:font-name="Times New Roman4" fo:font-size="12pt" fo:language="ru" fo:country="RU" style:font-size-asian="12pt" style:font-name-complex="Times New Roman4" style:font-size-complex="12pt"/>
    </style:style>
    <style:style style:name="T26" style:family="text">
      <style:text-properties fo:font-variant="normal" fo:text-transform="none" style:text-position="0% 100%" fo:font-style="normal" style:text-underline-style="none"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95598375" text:style-name="Thesis_5f_numbering">
        <text:list-item>
          <text:p text:style-name="P6">Увод</text:p>
        </text:list-item>
      </text:list>
      <text:p text:style-name="P1">Съобществата организми, които живеят на или в дъното на водните басейни, са известни като бентос. <text:span text:style-name="T20">Тези съобщества са сложни и включват разнообразни организми – от бактерии до водорасли и висши растения (фитобентос), както и безгръбначни и гръбначни животни (зообентос).</text:span></text:p>
      <text:p text:style-name="P1"><text:span text:style-name="T3">Бентосните животни обикновено се разделят по отношение на размерите си в три класа: микробентос &lt; 0.063 </text:span><text:span text:style-name="T18">mm</text:span><text:span text:style-name="T3">, мейобентос 0.063 - 0.5 </text:span><text:span text:style-name="T18">mm</text:span><text:span text:style-name="T3">, и макробентос &gt; 0.5 </text:span><text:span text:style-name="T18">mm</text:span><text:span text:style-name="T3"> (понякога също и мегабентос, &gt; 5 </text:span><text:span text:style-name="T19">cm</text:span><text:span text:style-name="T3">). Това деление не е произволно: изследвания върху размерните спектри на бентосните организми показват подобно разделяне в много дънни съобщества </text:span><text:reference-mark-start text:name="ZOTERO_ITEM CSL_CITATION {&quot;citationID&quot;:&quot;12qb7vf3bs&quot;,&quot;properties&quot;:{&quot;formattedCitation&quot;:&quot;(Schwinghamer, 1981; Warwick and Clarke, 1984)&quot;,&quot;plainCitation&quot;:&quot;(Schwinghamer, 1981; Warwick and Clarke, 1984)&quot;},&quot;citationItems&quot;:[{&quot;id&quot;:397,&quot;uris&quot;:[&quot;http://zotero.org/users/976121/items/9TKKPTSZ&quot;],&quot;uri&quot;:[&quot;http://zotero.org/users/976121/items/9TKKPTSZ&quot;],&quot;itemData&quot;:{&quot;id&quot;:397,&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191,&quot;uris&quot;:[&quot;http://zotero.org/users/976121/items/PJKMI9DF&quot;],&quot;uri&quot;:[&quot;http://zotero.org/users/976121/items/PJKMI9DF&quot;],&quot;itemData&quot;:{&quot;id&quot;:1191,&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A2Z9LNznEf"/><text:span text:style-name="T3">(Schwinghamer, 1981; Warwick and Clarke, 1984)</text:span><text:reference-mark-end text:name="ZOTERO_ITEM CSL_CITATION {&quot;citationID&quot;:&quot;12qb7vf3bs&quot;,&quot;properties&quot;:{&quot;formattedCitation&quot;:&quot;(Schwinghamer, 1981; Warwick and Clarke, 1984)&quot;,&quot;plainCitation&quot;:&quot;(Schwinghamer, 1981; Warwick and Clarke, 1984)&quot;},&quot;citationItems&quot;:[{&quot;id&quot;:397,&quot;uris&quot;:[&quot;http://zotero.org/users/976121/items/9TKKPTSZ&quot;],&quot;uri&quot;:[&quot;http://zotero.org/users/976121/items/9TKKPTSZ&quot;],&quot;itemData&quot;:{&quot;id&quot;:397,&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191,&quot;uris&quot;:[&quot;http://zotero.org/users/976121/items/PJKMI9DF&quot;],&quot;uri&quot;:[&quot;http://zotero.org/users/976121/items/PJKMI9DF&quot;],&quot;itemData&quot;:{&quot;id&quot;:1191,&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A2Z9LNznEf"/><text:span text:style-name="T3">. От методологична гледна точка обаче това не е лесно, тъй като се получава застъпване между голямата мейофауна и малката или ювенилна макрофауна (наречена временна мейофауна).</text:span></text:p>
      <text:p text:style-name="P1">Бентосните безгръбначни животни, <text:span text:style-name="T21">и особено обитателите на мекото дъно, </text:span>могат да се класифицират и според позицията си спрямо дъното:</text:p>
      <text:list xml:id="list2375946122" text:style-name="L1">
        <text:list-item>
          <text:p text:style-name="P5">епифауна – организми, живеещи на повърхността на дънните седименти (напр. много раци и охлюви), както и безгръбначните, живеещи върху водната растителност (напр. много амфиподи).</text:p>
        </text:list-item>
        <text:list-item>
          <text:p text:style-name="P5">ендофауна <text:span text:style-name="T22">(инфауна)</text:span> – организми, обитаващи седиментите в дълбочина (почти всички червеи и миди).</text:p>
        </text:list-item>
      </text:list>
      <text:p text:style-name="P1"><text:span text:style-name="T3">Пространственото разпространение на </text:span><text:span text:style-name="T4">зоо</text:span><text:span text:style-name="T3">бентоса е организирано в съобщества. Това структуриране се дължи основно на два типа фактори — абиотични и биотичнни. Абиотичните фактори са свързани със средата - вида на седимента и физичните и химичните му характеристики </text:span><text:reference-mark-start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030,&quot;uris&quot;:[&quot;http://zotero.org/users/976121/items/KST5U3IA&quot;],&quot;uri&quot;:[&quot;http://zotero.org/users/976121/items/KST5U3IA&quot;],&quot;itemData&quot;:{&quot;id&quot;:103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971,&quot;uris&quot;:[&quot;http://zotero.org/users/976121/items/JREF4J9E&quot;],&quot;uri&quot;:[&quot;http://zotero.org/users/976121/items/JREF4J9E&quot;],&quot;itemData&quot;:{&quot;id&quot;:971,&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Cfb8VfdMXN"/><text:span text:style-name="T3">(Gray, 1974; Chang et al., 1992; Grall and Chauvaud, 2002; Blanchet et al., 2005)</text:span><text:reference-mark-end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030,&quot;uris&quot;:[&quot;http://zotero.org/users/976121/items/KST5U3IA&quot;],&quot;uri&quot;:[&quot;http://zotero.org/users/976121/items/KST5U3IA&quot;],&quot;itemData&quot;:{&quot;id&quot;:103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971,&quot;uris&quot;:[&quot;http://zotero.org/users/976121/items/JREF4J9E&quot;],&quot;uri&quot;:[&quot;http://zotero.org/users/976121/items/JREF4J9E&quot;],&quot;itemData&quot;:{&quot;id&quot;:971,&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Cfb8VfdMXN"/><text:span text:style-name="T3">, хидродинамизма </text:span><text:reference-mark-start text:name="ZOTERO_ITEM CSL_CITATION {&quot;citationID&quot;:&quot;Od9EHPXH&quot;,&quot;properties&quot;:{&quot;unsorted&quot;:true,&quot;formattedCitation&quot;:&quot;(Rosenberg, 1995; Sousa et al., 2006)&quot;,&quot;plainCitation&quot;:&quot;(Rosenberg, 1995; Sousa et al., 2006)&quot;},&quot;citationItems&quot;:[{&quot;id&quot;:1457,&quot;uris&quot;:[&quot;http://zotero.org/users/976121/items/TQV5QPIH&quot;],&quot;uri&quot;:[&quot;http://zotero.org/users/976121/items/TQV5QPIH&quot;],&quot;itemData&quot;:{&quot;id&quot;:1457,&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76,&quot;uris&quot;:[&quot;http://zotero.org/users/976121/items/G74GPVH9&quot;],&quot;uri&quot;:[&quot;http://zotero.org/users/976121/items/G74GPVH9&quot;],&quot;itemData&quot;:{&quot;id&quot;:776,&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w2TUx01uWl"/><text:span text:style-name="T3">(Rosenberg, 1995; Sousa et al., 2006)</text:span><text:reference-mark-end text:name="ZOTERO_ITEM CSL_CITATION {&quot;citationID&quot;:&quot;Od9EHPXH&quot;,&quot;properties&quot;:{&quot;unsorted&quot;:true,&quot;formattedCitation&quot;:&quot;(Rosenberg, 1995; Sousa et al., 2006)&quot;,&quot;plainCitation&quot;:&quot;(Rosenberg, 1995; Sousa et al., 2006)&quot;},&quot;citationItems&quot;:[{&quot;id&quot;:1457,&quot;uris&quot;:[&quot;http://zotero.org/users/976121/items/TQV5QPIH&quot;],&quot;uri&quot;:[&quot;http://zotero.org/users/976121/items/TQV5QPIH&quot;],&quot;itemData&quot;:{&quot;id&quot;:1457,&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76,&quot;uris&quot;:[&quot;http://zotero.org/users/976121/items/G74GPVH9&quot;],&quot;uri&quot;:[&quot;http://zotero.org/users/976121/items/G74GPVH9&quot;],&quot;itemData&quot;:{&quot;id&quot;:776,&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w2TUx01uWl"/><text:span text:style-name="T3">,</text:span><text:span text:style-name="T23"> </text:span><text:span text:style-name="T3">климатичните условия </text:span><text:reference-mark-start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citationItems&quot;:[{&quot;id&quot;:46,&quot;uris&quot;:[&quot;http://zotero.org/users/976121/items/2V8DI3CG&quot;],&quot;uri&quot;:[&quot;http://zotero.org/users/976121/items/2V8DI3CG&quot;],&quot;itemData&quot;:{&quot;id&quot;:46,&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104,&quot;uris&quot;:[&quot;http://zotero.org/users/976121/items/43C34S4N&quot;],&quot;uri&quot;:[&quot;http://zotero.org/users/976121/items/43C34S4N&quot;],&quot;itemData&quot;:{&quot;id&quot;:10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499,&quot;uris&quot;:[&quot;http://zotero.org/users/976121/items/UBATTTSV&quot;],&quot;uri&quot;:[&quot;http://zotero.org/users/976121/items/UBATTTSV&quot;],&quot;itemData&quot;:{&quot;id&quot;:1499,&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75,&quot;uris&quot;:[&quot;http://zotero.org/users/976121/items/5FMW29BR&quot;],&quot;uri&quot;:[&quot;http://zotero.org/users/976121/items/5FMW29BR&quot;],&quot;itemData&quot;:{&quot;id&quot;:175,&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7fIR5Np2cK"/><text:span text:style-name="T3">(Rosenberg et al., 1992; Chainho et al., 2006, 2007; Grilo et al., 2011)</text:span><text:reference-mark-end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citationItems&quot;:[{&quot;id&quot;:46,&quot;uris&quot;:[&quot;http://zotero.org/users/976121/items/2V8DI3CG&quot;],&quot;uri&quot;:[&quot;http://zotero.org/users/976121/items/2V8DI3CG&quot;],&quot;itemData&quot;:{&quot;id&quot;:46,&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104,&quot;uris&quot;:[&quot;http://zotero.org/users/976121/items/43C34S4N&quot;],&quot;uri&quot;:[&quot;http://zotero.org/users/976121/items/43C34S4N&quot;],&quot;itemData&quot;:{&quot;id&quot;:10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499,&quot;uris&quot;:[&quot;http://zotero.org/users/976121/items/UBATTTSV&quot;],&quot;uri&quot;:[&quot;http://zotero.org/users/976121/items/UBATTTSV&quot;],&quot;itemData&quot;:{&quot;id&quot;:1499,&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75,&quot;uris&quot;:[&quot;http://zotero.org/users/976121/items/5FMW29BR&quot;],&quot;uri&quot;:[&quot;http://zotero.org/users/976121/items/5FMW29BR&quot;],&quot;itemData&quot;:{&quot;id&quot;:175,&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7fIR5Np2cK"/><text:span text:style-name="T3"> и др. Биотичните фактори са интра- и интерспецифичните взаимоотношения, например конкуренцията и достъпът до хранителни ресурси, хищничеството </text:span><text:reference-mark-start text:name="ZOTERO_ITEM CSL_CITATION {&quot;citationID&quot;:&quot;hp8o8q0mc&quot;,&quot;properties&quot;:{&quot;unsorted&quot;:true,&quot;formattedCitation&quot;:&quot;(Evans, 1983; Bonsdorff et al., 1995)&quot;,&quot;plainCitation&quot;:&quot;(Evans, 1983; Bonsdorff et al., 1995)&quot;},&quot;citationItems&quot;:[{&quot;id&quot;:860,&quot;uris&quot;:[&quot;http://zotero.org/users/976121/items/HHRNTS2I&quot;],&quot;uri&quot;:[&quot;http://zotero.org/users/976121/items/HHRNTS2I&quot;],&quot;itemData&quot;:{&quot;id&quot;:860,&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369,&quot;uris&quot;:[&quot;http://zotero.org/users/976121/items/9C7AERFP&quot;],&quot;uri&quot;:[&quot;http://zotero.org/users/976121/items/9C7AERFP&quot;],&quot;itemData&quot;:{&quot;id&quot;:369,&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zJsQSNuxc2"/><text:span text:style-name="T3">(Evans, 1983; Bonsdorff et al., 1995)</text:span><text:reference-mark-end text:name="ZOTERO_ITEM CSL_CITATION {&quot;citationID&quot;:&quot;hp8o8q0mc&quot;,&quot;properties&quot;:{&quot;unsorted&quot;:true,&quot;formattedCitation&quot;:&quot;(Evans, 1983; Bonsdorff et al., 1995)&quot;,&quot;plainCitation&quot;:&quot;(Evans, 1983; Bonsdorff et al., 1995)&quot;},&quot;citationItems&quot;:[{&quot;id&quot;:860,&quot;uris&quot;:[&quot;http://zotero.org/users/976121/items/HHRNTS2I&quot;],&quot;uri&quot;:[&quot;http://zotero.org/users/976121/items/HHRNTS2I&quot;],&quot;itemData&quot;:{&quot;id&quot;:860,&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369,&quot;uris&quot;:[&quot;http://zotero.org/users/976121/items/9C7AERFP&quot;],&quot;uri&quot;:[&quot;http://zotero.org/users/976121/items/9C7AERFP&quot;],&quot;itemData&quot;:{&quot;id&quot;:369,&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zJsQSNuxc2"/><text:span text:style-name="T3">.</text:span></text:p>
      <text:p text:style-name="P1"><text:span text:style-name="T16">Макрозообентосните съобщества на мекото дъно – обект на настоящата дисертация – играят редица важни роли в структурата и функционирането на екосистемите</text:span><text:span text:style-name="T3"> </text:span><text:reference-mark-start text:name="ZOTERO_ITEM CSL_CITATION {&quot;citationID&quot;:&quot;288hm02m7q&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dW1i45XKm4"/><text:span text:style-name="T3">(Bolam et al., 2002)</text:span><text:reference-mark-end text:name="ZOTERO_ITEM CSL_CITATION {&quot;citationID&quot;:&quot;288hm02m7q&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dW1i45XKm4"/><text:span text:style-name="T17">.</text:span><text:span text:style-name="T3"> <text:s/>В плитките крайбрежни зони те участват в биогеохимичните процеси </text:span><text:reference-mark-start text:name="ZOTERO_ITEM CSL_CITATION {&quot;citationID&quot;:&quot;l7q7m4g9u&quot;,&quot;properties&quot;:{&quot;unsorted&quot;:true,&quot;formattedCitation&quot;:&quot;(Grall and Chauvaud, 2002; Chapman and Tolhurst, 2007)&quot;,&quot;plainCitation&quot;:&quot;(Grall and Chauvaud, 2002; Chapman and Tolhurst, 2007)&quot;},&quot;citationItems&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21,&quot;uris&quot;:[&quot;http://zotero.org/users/976121/items/UIISIGJV&quot;],&quot;uri&quot;:[&quot;http://zotero.org/users/976121/items/UIISIGJV&quot;],&quot;itemData&quot;:{&quot;id&quot;:1521,&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9yev9WDzis"/><text:span text:style-name="T3">(Grall and Chauvaud, 2002; Chapman and Tolhurst, 2007)</text:span><text:reference-mark-end text:name="ZOTERO_ITEM CSL_CITATION {&quot;citationID&quot;:&quot;l7q7m4g9u&quot;,&quot;properties&quot;:{&quot;unsorted&quot;:true,&quot;formattedCitation&quot;:&quot;(Grall and Chauvaud, 2002; Chapman and Tolhurst, 2007)&quot;,&quot;plainCitation&quot;:&quot;(Grall and Chauvaud, 2002; Chapman and Tolhurst, 2007)&quot;},&quot;citationItems&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21,&quot;uris&quot;:[&quot;http://zotero.org/users/976121/items/UIISIGJV&quot;],&quot;uri&quot;:[&quot;http://zotero.org/users/976121/items/UIISIGJV&quot;],&quot;itemData&quot;:{&quot;id&quot;:1521,&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9yev9WDzis"/><text:span text:style-name="T3">: осигуряват връзката пелагос-бентос, спомагат за минерализацията на органичната материя, също така участват в структурирането на хабитата и обогатяването с кислород на седиментите чрез биотурбация.</text:span></text:p>
      <text:p text:style-name="P1"><text:span text:style-name="T5">Зооб</text:span><text:span text:style-name="T3">ентосните организми и особено представителите на инфауната са много зависими от условията на средата заради ограничената си подвижност и заради наличието на чувствителни ларвни стадии в цикъла </text:span><text:span text:style-name="T5">им</text:span><text:span text:style-name="T3"> на развитие. </text:span><text:span text:style-name="T16">Съобществата им са съставени от множество различни видове, всеки от които има специфична чувствителност и реакция към стрес; затова структурата им директно отразява понесените смущения и промените в условията на средата</text:span><text:span text:style-name="T3"> </text:span><text:reference-mark-start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citationItems&quot;:[{&quot;id&quot;:888,&quot;uris&quot;:[&quot;http://zotero.org/users/976121/items/HXSTCTQX&quot;],&quot;uri&quot;:[&quot;http://zotero.org/users/976121/items/HXSTCTQX&quot;],&quot;itemData&quot;:{&quot;id&quot;:888,&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253,&quot;uris&quot;:[&quot;http://zotero.org/users/976121/items/QWRU7K89&quot;],&quot;uri&quot;:[&quot;http://zotero.org/users/976121/items/QWRU7K89&quot;],&quot;itemData&quot;:{&quot;id&quot;:1253,&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377,&quot;uris&quot;:[&quot;http://zotero.org/users/976121/items/T4NB9WQS&quot;],&quot;uri&quot;:[&quot;http://zotero.org/users/976121/items/T4NB9WQS&quot;],&quot;itemData&quot;:{&quot;id&quot;:1377,&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IMOZenOneQ"/><text:span text:style-name="T3">(Bonsdorff and Pearson, 1999; Albayrak et al., 2010; Whomersley et al., 2010)</text:span><text:reference-mark-end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citationItems&quot;:[{&quot;id&quot;:888,&quot;uris&quot;:[&quot;http://zotero.org/users/976121/items/HXSTCTQX&quot;],&quot;uri&quot;:[&quot;http://zotero.org/users/976121/items/HXSTCTQX&quot;],&quot;itemData&quot;:{&quot;id&quot;:888,&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253,&quot;uris&quot;:[&quot;http://zotero.org/users/976121/items/QWRU7K89&quot;],&quot;uri&quot;:[&quot;http://zotero.org/users/976121/items/QWRU7K89&quot;],&quot;itemData&quot;:{&quot;id&quot;:1253,&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377,&quot;uris&quot;:[&quot;http://zotero.org/users/976121/items/T4NB9WQS&quot;],&quot;uri&quot;:[&quot;http://zotero.org/users/976121/items/T4NB9WQS&quot;],&quot;itemData&quot;:{&quot;id&quot;:1377,&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IMOZenOneQ"/><text:span text:style-name="T24">.</text:span><text:span text:style-name="T3"> </text:span><text:span text:style-name="T16">Това позволява класифицирането на зообентосните организми в екологични и функционални групи според нивото им на чувствителност. Също така, продължителността на живота им е достатъчно дълга, за да могат да интегрират </text:span><text:soft-page-break/><text:span text:style-name="T16">ефектите от екологичния стрес; това позволява проследяването на дългосрочните промени на нивата на въздействие в средата. Поради тези причини,</text:span><text:span text:style-name="T25"> зообентосните съобщества</text:span><text:span text:style-name="T16"> често се използват като биологични индикатори за качеството на средата</text:span><text:span text:style-name="T3"> </text:span><text:reference-mark-start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citationItems&quot;:[{&quot;id&quot;:770,&quot;uris&quot;:[&quot;http://zotero.org/users/976121/items/G3ZCVTIV&quot;],&quot;uri&quot;:[&quot;http://zotero.org/users/976121/items/G3ZCVTIV&quot;],&quot;itemData&quot;:{&quot;id&quot;:770,&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279,&quot;uris&quot;:[&quot;http://zotero.org/users/976121/items/RJ7IHZF9&quot;],&quot;uri&quot;:[&quot;http://zotero.org/users/976121/items/RJ7IHZF9&quot;],&quot;itemData&quot;:{&quot;id&quot;:1279,&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XwEJ2K9Y4Q"/><text:span text:style-name="T3">(Perus et al., 2004; Rosenberg et al., 2004; Munari and Mistri, 2008)</text:span><text:reference-mark-end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citationItems&quot;:[{&quot;id&quot;:770,&quot;uris&quot;:[&quot;http://zotero.org/users/976121/items/G3ZCVTIV&quot;],&quot;uri&quot;:[&quot;http://zotero.org/users/976121/items/G3ZCVTIV&quot;],&quot;itemData&quot;:{&quot;id&quot;:770,&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279,&quot;uris&quot;:[&quot;http://zotero.org/users/976121/items/RJ7IHZF9&quot;],&quot;uri&quot;:[&quot;http://zotero.org/users/976121/items/RJ7IHZF9&quot;],&quot;itemData&quot;:{&quot;id&quot;:1279,&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XwEJ2K9Y4Q"/><text:span text:style-name="T3">.</text:span></text:p>
      <text:p text:style-name="P1"><text:span text:style-name="T6">Промените в състава, числеността и разнообразието на бентосната безгръбначна фауна са един от биологичните елементи за качество (БЕК) на Рамковата </text:span><text:span text:style-name="T7">Д</text:span><text:span text:style-name="T6">иректива за </text:span><text:span text:style-name="T7">В</text:span><text:span text:style-name="T6">одите </text:span><text:reference-mark-start text:name="ZOTERO_ITEM CSL_CITATION {&quot;citationID&quot;:&quot;1pmr87aght&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QVQ4QPKwlk"/><text:span text:style-name="T6">(EC, 2000)</text:span><text:reference-mark-end text:name="ZOTERO_ITEM CSL_CITATION {&quot;citationID&quot;:&quot;1pmr87aght&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QVQ4QPKwlk"/><text:span text:style-name="T6">, </text:span><text:span text:style-name="T7">както и част от </text:span><text:span text:style-name="T8">няколко от </text:span><text:span text:style-name="T7">дескрипторите за качество по Рамковата Директива за Морската Стратегия <text:s/></text:span><text:reference-mark-start text:name="ZOTERO_ITEM CSL_CITATION {&quot;citationID&quot;:&quot;oa3rgd3uh&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7yDIlUYWZk"/><text:span text:style-name="T7">(EC, 2008)</text:span><text:reference-mark-end text:name="ZOTERO_ITEM CSL_CITATION {&quot;citationID&quot;:&quot;oa3rgd3uh&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7yDIlUYWZk"/> <text:span text:style-name="T6">на Европейския съюз</text:span><text:span text:style-name="T9">.</text:span></text:p>
      <text:p text:style-name="P1"><text:span text:style-name="T9">Зообентосът от българския сектор на Черно море е добре изучен. Въпреки това, съвременните изследвания върху съобществата в крайбрежната зона на южното ни Черноморие, и особено в района на Бургаския залив, са сравнително </text:span><text:span text:style-name="T10">малко на брой </text:span><text:reference-mark-start text:name="ZOTERO_ITEM CSL_CITATION {&quot;citationID&quot;:&quot;o0it1fp2j&quot;,&quot;properties&quot;:{&quot;unsorted&quot;:true,&quot;formattedCitation&quot;:&quot;{\\rtf (\\uc0\\u1057{}\\uc0\\u1090{}\\uc0\\u1086{}\\uc0\\u1081{}\\uc0\\u1082{}\\uc0\\u1086{}\\uc0\\u1074{} et al., 1994; \\uc0\\u1057{}\\uc0\\u1090{}\\uc0\\u1077{}\\uc0\\u1092{}\\uc0\\u1072{}\\uc0\\u1085{}\\uc0\\u1086{}\\uc0\\u1074{}\\uc0\\u1072{} et al., 2005; Petrova and Stoykov, 2012)}&quot;,&quot;plainCitation&quot;:&quot;(Стойков et al., 1994; Стефанова et al., 2005; Petrova and Stoykov, 2012)&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99,&quot;uris&quot;:[&quot;http://zotero.org/users/976121/items/3X9BZTNK&quot;],&quot;uri&quot;:[&quot;http://zotero.org/users/976121/items/3X9BZTNK&quot;],&quot;itemData&quot;:{&quot;id&quot;:99,&quot;type&quot;:&quot;chapter&quot;,&quot;title&quot;:&quot;Екосистемата на Черно море пред българския бряг - проучване и съвременно състояние&quot;,&quot;container-title&quot;:&quot;Съвременно състояние на биоразнообразието в България – проблеми и перспективи&quot;,&quot;publisher&quot;:&quot;Българска платформа за биоразнообразие&quot;,&quot;publisher-place&quot;:&quot;София&quot;,&quot;page&quot;:&quot;447-468&quot;,&quot;event-place&quot;:&quot;София&quot;,&quot;author&quot;:[{&quot;family&quot;:&quot;Стефанова&quot;,&quot;given&quot;:&quot;К.&quot;},{&quot;family&quot;:&quot;Тодорова&quot;,&quot;given&quot;:&quot;В. Р.&quot;},{&quot;family&quot;:&quot;Камбурска&quot;,&quot;given&quot;:&quot;Л.&quot;},{&quot;family&quot;:&quot;Денчева&quot;,&quot;given&quot;:&quot;К.&quot;}],&quot;editor&quot;:[{&quot;family&quot;:&quot;Петрова&quot;,&quot;given&quot;:&quot;А.&quot;}],&quot;issued&quot;:{&quot;date-parts&quot;:[[&quot;2005&quot;]]}}},{&quot;id&quot;:847,&quot;uris&quot;:[&quot;http://zotero.org/users/976121/items/H88TGQTS&quot;],&quot;uri&quot;:[&quot;http://zotero.org/users/976121/items/H88TGQTS&quot;],&quot;itemData&quot;:{&quot;id&quot;:847,&quot;type&quot;:&quot;article-journal&quot;,&quot;title&quot;:&quot;Investigations of the macrozoobenthos in Burgas Bay (Black Sea)&quot;,&quot;container-title&quot;:&quot;Agricultural Science and Technology&quot;,&quot;page&quot;:&quot;73-76&quot;,&quot;volume&quot;:&quot;4&quot;,&quot;issue&quot;:&quot;1&quot;,&quot;author&quot;:[{&quot;family&quot;:&quot;Petrova&quot;,&quot;given&quot;:&quot;E.&quot;},{&quot;family&quot;:&quot;Stoykov&quot;,&quot;given&quot;:&quot;S.&quot;}],&quot;issued&quot;:{&quot;date-parts&quot;:[[&quot;2012&quot;]]}}}],&quot;schema&quot;:&quot;https://github.com/citation-style-language/schema/raw/master/csl-citation.json&quot;} RNDFCrKkzgPVf"/><text:span text:style-name="T26">(Стойков et al., 1994; Стефанова et al., 2005; Petrova and Stoykov, 2012)</text:span><text:reference-mark-end text:name="ZOTERO_ITEM CSL_CITATION {&quot;citationID&quot;:&quot;o0it1fp2j&quot;,&quot;properties&quot;:{&quot;unsorted&quot;:true,&quot;formattedCitation&quot;:&quot;{\\rtf (\\uc0\\u1057{}\\uc0\\u1090{}\\uc0\\u1086{}\\uc0\\u1081{}\\uc0\\u1082{}\\uc0\\u1086{}\\uc0\\u1074{} et al., 1994; \\uc0\\u1057{}\\uc0\\u1090{}\\uc0\\u1077{}\\uc0\\u1092{}\\uc0\\u1072{}\\uc0\\u1085{}\\uc0\\u1086{}\\uc0\\u1074{}\\uc0\\u1072{} et al., 2005; Petrova and Stoykov, 2012)}&quot;,&quot;plainCitation&quot;:&quot;(Стойков et al., 1994; Стефанова et al., 2005; Petrova and Stoykov, 2012)&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99,&quot;uris&quot;:[&quot;http://zotero.org/users/976121/items/3X9BZTNK&quot;],&quot;uri&quot;:[&quot;http://zotero.org/users/976121/items/3X9BZTNK&quot;],&quot;itemData&quot;:{&quot;id&quot;:99,&quot;type&quot;:&quot;chapter&quot;,&quot;title&quot;:&quot;Екосистемата на Черно море пред българския бряг - проучване и съвременно състояние&quot;,&quot;container-title&quot;:&quot;Съвременно състояние на биоразнообразието в България – проблеми и перспективи&quot;,&quot;publisher&quot;:&quot;Българска платформа за биоразнообразие&quot;,&quot;publisher-place&quot;:&quot;София&quot;,&quot;page&quot;:&quot;447-468&quot;,&quot;event-place&quot;:&quot;София&quot;,&quot;author&quot;:[{&quot;family&quot;:&quot;Стефанова&quot;,&quot;given&quot;:&quot;К.&quot;},{&quot;family&quot;:&quot;Тодорова&quot;,&quot;given&quot;:&quot;В. Р.&quot;},{&quot;family&quot;:&quot;Камбурска&quot;,&quot;given&quot;:&quot;Л.&quot;},{&quot;family&quot;:&quot;Денчева&quot;,&quot;given&quot;:&quot;К.&quot;}],&quot;editor&quot;:[{&quot;family&quot;:&quot;Петрова&quot;,&quot;given&quot;:&quot;А.&quot;}],&quot;issued&quot;:{&quot;date-parts&quot;:[[&quot;2005&quot;]]}}},{&quot;id&quot;:847,&quot;uris&quot;:[&quot;http://zotero.org/users/976121/items/H88TGQTS&quot;],&quot;uri&quot;:[&quot;http://zotero.org/users/976121/items/H88TGQTS&quot;],&quot;itemData&quot;:{&quot;id&quot;:847,&quot;type&quot;:&quot;article-journal&quot;,&quot;title&quot;:&quot;Investigations of the macrozoobenthos in Burgas Bay (Black Sea)&quot;,&quot;container-title&quot;:&quot;Agricultural Science and Technology&quot;,&quot;page&quot;:&quot;73-76&quot;,&quot;volume&quot;:&quot;4&quot;,&quot;issue&quot;:&quot;1&quot;,&quot;author&quot;:[{&quot;family&quot;:&quot;Petrova&quot;,&quot;given&quot;:&quot;E.&quot;},{&quot;family&quot;:&quot;Stoykov&quot;,&quot;given&quot;:&quot;S.&quot;}],&quot;issued&quot;:{&quot;date-parts&quot;:[[&quot;2012&quot;]]}}}],&quot;schema&quot;:&quot;https://github.com/citation-style-language/schema/raw/master/csl-citation.json&quot;} RNDFCrKkzgPVf"/><text:span text:style-name="T9">.</text:span></text:p>
      <text:p text:style-name="P1"><text:span text:style-name="T11">Възстановяването на зообентосните съобщества след мащабната деградация през 1970-80те години е сравнително бавн</text:span><text:span text:style-name="T12">о</text:span><text:span text:style-name="T11">, като положителните тенденции все още са нестабилни </text:span><text:reference-mark-start text:name="ZOTERO_ITEM CSL_CITATION {&quot;citationID&quot;:&quot;124l7ha0qp&quot;,&quot;properties&quot;:{&quot;unsorted&quot;:true,&quot;formattedCitation&quot;:&quot;(Todorova and Konsulova, 2000, 2008)&quot;,&quot;plainCitation&quot;:&quot;(Todorova and Konsulova, 2000, 2008)&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RMUPRlzix"/><text:span text:style-name="T11">(Todorova and Konsulova, 2000, 2008)</text:span><text:reference-mark-end text:name="ZOTERO_ITEM CSL_CITATION {&quot;citationID&quot;:&quot;124l7ha0qp&quot;,&quot;properties&quot;:{&quot;unsorted&quot;:true,&quot;formattedCitation&quot;:&quot;(Todorova and Konsulova, 2000, 2008)&quot;,&quot;plainCitation&quot;:&quot;(Todorova and Konsulova, 2000, 2008)&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RMUPRlzix"/><text:span text:style-name="T11">.</text:span></text:p>
      <text:p text:style-name="P4">Заради характерните си особености - относителна изолираност от Световния океан, голям водосборен басейн, обхващащ около 1/3 от територията на континентална Европа, ограничено разпространение на подходящи за живот дънни местообитания заради развитието на анеробни условия в дълбочина - Черно море е особено уязвимо на антропогенен натиск, както и на този от глобалните климатични промени. Най-силно засегнати са крайбрежните зони, където има особено висока концентрация на антропогенни дейности; съответно там се наблюдава най-голямо влошаване на условията на средата и екосистемните услуги.</text:p>
      <text:p text:style-name="P1"><text:span text:style-name="T1">Понастоящем състоянието на зообентосните съобщества от плитката крайбрежна зона не е част от оценката на качеството на средата по националния мониторинг </text:span><text:span text:style-name="T2">на България</text:span><text:span text:style-name="T1">.</text:span><text:span text:style-name="T3"> Тези съобщества обаче играят важна роля за функционирането на морските екосистеми и са </text:span><text:span text:style-name="T16">илно уязвими за негативни антропогенни влияния поради непосредствената си близост до брега, където са концентрирани повечето човешки дейности и където се наблюдава най-голямо влошаване на условията на средата и екосистемните услуги.</text:span></text:p>
      <text:p text:style-name="P1"><text:span text:style-name="T3">Тъй като голяма част от водните тела в българското Черно море попада в границите на крайбрежната зона, екологичното състояние на нейните зообентосните съобщества е </text:span><text:span text:style-name="T13">актуален проблем</text:span><text:span text:style-name="T3">. </text:span><text:span text:style-name="T16">Изучаването му ще е полезно за допълване на критериите за доброто състояние и на екологичните цели по смисъла на Директивата за Морската Стратегия. Прилагането на индексите за оценка и тестването на функционирането им при съобществата в плитката крайбрежна зона ще може да послужи за основа на бъдещи изследвания.</text:span></text:p>
      <text:p text:style-name="P2"/>
      <text:p text:style-name="P3"><text:span text:style-name="T14">Индексите за оценка на качеството на средата са адаптирани към особеностите </text:span><text:span text:style-name="T15">на по-дълбоководните съобщества...</text:span></text:p>
      <text:p text:style-name="P3">особености.... </text:p>
      <text:p text:style-name="P1"><text:span text:style-name="T1">адаптиране на индексите...</text:span><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48:35.782254821</meta:creation-date>
    <meta:editing-duration>PT4M26S</meta:editing-duration>
    <meta:editing-cycles>9</meta:editing-cycles>
    <meta:generator>LibreOffice/5.3.2.2$Linux_X86_64 LibreOffice_project/6cd4f1ef626f15116896b1d8e1398b56da0d0ee1</meta:generator>
    <meta:initial-creator>K</meta:initial-creator>
    <dc:date>2018-07-18T14:28:30.628699668</dc:date>
    <meta:document-statistic meta:table-count="0" meta:image-count="0" meta:object-count="0" meta:page-count="2" meta:paragraph-count="18" meta:word-count="840" meta:character-count="5991" meta:non-whitespace-character-count="5161"/>
    <meta:template xlink:type="simple" xlink:actuate="onRequest" xlink:title="thesis_styles" xlink:href="../../thesis_working/styles_templates/thesis_styles.ott" meta:date="2018-07-18T14:15:31.021078221"/>
  </office:meta>
</office:document-meta>
</file>